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style-name="ce28" office:value-type="string" calcext:value-type="string">
            <text:p>any</text:p>
          </table:table-cell>
          <table:table-cell table:number-columns-repeated="2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2:Sheet1.AMJ7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4-12T16:48:25.600998447</dc:date>
    <meta:editing-duration>P10DT4H47M29S</meta:editing-duration>
    <meta:editing-cycles>809</meta:editing-cycles>
    <meta:generator>LibreOffice/7.4.5.1$Linux_X86_64 LibreOffice_project/40$Build-1</meta:generator>
    <meta:document-statistic meta:table-count="1" meta:cell-count="6413" meta:object-count="0"/>
  </office:meta>
</office:document-meta>
</file>